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e</text:p>
          </table:table-cell>
          <table:table-cell table:number-columns-repeated="3"/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H_phi, deg</text:p>
          </table:table-cell>
          <table:table-cell table:number-columns-repeated="2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i, deg</text:p>
          </table:table-cell>
          <table:table-cell office:value-type="string" calcext:value-type="string">
            <text:p>wavelength</text:p>
          </table:table-cell>
          <table:table-cell table:number-columns-repeated="2"/>
          <table:table-cell office:value-type="string" calcext:value-type="string">
            <text:p>phi, deg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alpha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string" calcext:value-type="string">
            <text:p>1,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400.56" calcext:value-type="float">
            <text:p>5400.56</text:p>
          </table:table-cell>
          <table:table-cell office:value-type="string" calcext:value-type="string">
            <text:p>(angstrem)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5400.56" calcext:value-type="float">
            <text:p>5400.56</text:p>
          </table:table-cell>
          <table:table-cell office:value-type="string" calcext:value-type="string">
            <text:p>beta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852.49" calcext:value-type="float">
            <text:p>5852.49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6143.06" calcext:value-type="float">
            <text:p>6143.06</text:p>
          </table:table-cell>
          <table:table-cell office:value-type="string" calcext:value-type="string">
            <text:p>gamma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edge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5944.83" calcext:value-type="float">
            <text:p>5944.83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office:value-type="float" office:value="6217.28" calcext:value-type="float">
            <text:p>6217.28</text:p>
          </table:table-cell>
          <table:table-cell office:value-type="string" calcext:value-type="string">
            <text:p>delta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143.06" calcext:value-type="float">
            <text:p>6143.06</text:p>
          </table:table-cell>
          <table:table-cell table:number-columns-repeated="2"/>
          <table:table-cell office:value-type="float" office:value="2364" calcext:value-type="float">
            <text:p>2364</text:p>
          </table:table-cell>
          <table:table-cell office:value-type="float" office:value="6402.24" calcext:value-type="float">
            <text:p>6402.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217.28" calcext:value-type="float">
            <text:p>6217.28</text:p>
          </table:table-cell>
          <table:table-cell table:number-columns-repeated="2"/>
          <table:table-cell office:value-type="float" office:value="2434" calcext:value-type="float">
            <text:p>2434</text:p>
          </table:table-cell>
          <table:table-cell office:value-type="float" office:value="6717.04" calcext:value-type="float">
            <text:p>6717.04</text:p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402.24" calcext:value-type="float">
            <text:p>6402.24</text:p>
          </table:table-cell>
          <table:table-cell table:number-columns-repeated="2"/>
          <table:table-cell office:value-type="float" office:value="2472" calcext:value-type="float">
            <text:p>2472</text:p>
          </table:table-cell>
          <table:table-cell office:value-type="float" office:value="7032.41" calcext:value-type="float">
            <text:p>7032.41</text:p>
          </table:table-cell>
          <table:table-cell table:number-columns-repeated="5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717.04" calcext:value-type="float">
            <text:p>6717.04</text:p>
          </table:table-cell>
          <table:table-cell table:number-columns-repeated="9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7032.41" calcext:value-type="float">
            <text:p>7032.4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g</text:p>
          </table:table-cell>
          <table:table-cell table:number-columns-repeated="3"/>
          <table:table-cell office:value-type="string" calcext:value-type="string">
            <text:p>Hg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4.7" calcext:value-type="float">
            <text:p>404.7</text:p>
          </table:table-cell>
          <table:table-cell office:value-type="string" calcext:value-type="string">
            <text:p>(nm)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04.7" calcext:value-type="float">
            <text:p>404.7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35.8" calcext:value-type="float">
            <text:p>435.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435.8" calcext:value-type="float">
            <text:p>435.8</text:p>
          </table:table-cell>
          <table:table-cell table:number-columns-repeated="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91.6" calcext:value-type="float">
            <text:p>491.6</text:p>
          </table:table-cell>
          <table:table-cell table:number-columns-repeated="2"/>
          <table:table-cell office:value-type="float" office:value="1481" calcext:value-type="float">
            <text:p>1481</text:p>
          </table:table-cell>
          <table:table-cell office:value-type="float" office:value="491.6" calcext:value-type="float">
            <text:p>491.6</text:p>
          </table:table-cell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546.1" calcext:value-type="float">
            <text:p>546.1</text:p>
          </table:table-cell>
          <table:table-cell table:number-columns-repeated="2"/>
          <table:table-cell office:value-type="float" office:value="1911" calcext:value-type="float">
            <text:p>1911</text:p>
          </table:table-cell>
          <table:table-cell office:value-type="float" office:value="546.1" calcext:value-type="float">
            <text:p>546.1</text:p>
          </table:table-cell>
          <table:table-cell table:number-columns-repeated="5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579.1" calcext:value-type="float">
            <text:p>579.1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office:value-type="float" office:value="623.4" calcext:value-type="float">
            <text:p>623.4</text:p>
          </table:table-cell>
          <table:table-cell table:number-columns-repeated="5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23.4" calcext:value-type="float">
            <text:p>623.4</text:p>
          </table:table-cell>
          <table:table-cell table:number-columns-repeated="9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90.7" calcext:value-type="float">
            <text:p>690.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3:20.721333458</meta:creation-date>
    <dc:date>2024-10-16T16:02:13.738357048</dc:date>
    <meta:editing-duration>PT5M49S</meta:editing-duration>
    <meta:editing-cycles>2</meta:editing-cycles>
    <meta:generator>LibreOffice/24.2.4.2$Linux_X86_64 LibreOffice_project/420$Build-2</meta:generator>
    <meta:document-statistic meta:table-count="1" meta:cell-count="83" meta:object-count="0"/>
  </office:meta>
</office:document-meta>
</file>